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3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12.56cm" svg:y="20.178cm">
            <draw:object draw:notify-on-update-of-ranges="Feuille1.C6:Feuille1.C20 Feuille1.D6:Feuille1.D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2">
            <text:p>Mise quadratique</text:p>
          </table:table-cell>
          <table:covered-table-cell/>
          <table:table-cell table:number-columns-repeated="3"/>
          <table:table-cell table:style-name="ce1" office:value-type="string" calcext:value-type="string" table:number-columns-spanned="2" table:number-rows-spanned="2">
            <text:p>ESPERANCE MORALE</text:p>
          </table:table-cell>
          <table:covered-table-cell/>
          <table:table-cell table:number-columns-repeated="3"/>
          <table:table-cell table:style-name="ce1" office:value-type="string" calcext:value-type="string" table:number-columns-spanned="2" table:number-rows-spanned="2">
            <text:p>Critère de Kelly</text:p>
          </table:table-cell>
          <table:covered-table-cell/>
          <table: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 table:number-columns-repeated="2"/>
          <table:table-cell table:number-columns-repeated="3"/>
          <table:covered-table-cell table:number-columns-repeated="2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quipe 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sition </text:p>
          </table:table-cell>
          <table:table-cell office:value-type="string" calcext:value-type="string">
            <text:p>Gain de fin de saison </text:p>
          </table:table-cell>
          <table:table-cell/>
          <table:table-cell office:value-type="string" calcext:value-type="string">
            <text:p>Equipe 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sition </text:p>
          </table:table-cell>
          <table:table-cell office:value-type="string" calcext:value-type="string">
            <text:p>Gain de fin de saison </text:p>
          </table:table-cell>
          <table:table-cell/>
          <table:table-cell office:value-type="string" calcext:value-type="string">
            <text:p>Equipe 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sition </text:p>
          </table:table-cell>
          <table:table-cell office:value-type="string" calcext:value-type="string">
            <text:p>Gain de fin de saison 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aris SG</text:p>
          </table:table-cell>
          <table:table-cell office:value-type="float" office:value="2161000" calcext:value-type="float">
            <text:p>2161000</text:p>
          </table:table-cell>
          <table:table-cell office:value-type="float" office:value="1" calcext:value-type="float">
            <text:p>1</text:p>
          </table:table-cell>
          <table:table-cell office:value-type="float" office:value="-16.34" calcext:value-type="float">
            <text:p>-16.34</text:p>
          </table:table-cell>
          <table:table-cell/>
          <table:table-cell office:value-type="string" calcext:value-type="string">
            <text:p>Paris SG</text:p>
          </table:table-cell>
          <table:table-cell office:value-type="float" office:value="2161000" calcext:value-type="float">
            <text:p>2161000</text:p>
          </table:table-cell>
          <table:table-cell office:value-type="float" office:value="1" calcext:value-type="float">
            <text:p>1</text:p>
          </table:table-cell>
          <table:table-cell office:value-type="float" office:value="-60.86" calcext:value-type="float">
            <text:p>-60.86</text:p>
          </table:table-cell>
          <table:table-cell/>
          <table:table-cell office:value-type="string" calcext:value-type="string">
            <text:p>Paris SG</text:p>
          </table:table-cell>
          <table:table-cell office:value-type="float" office:value="2161000" calcext:value-type="float">
            <text:p>2161000</text:p>
          </table:table-cell>
          <table:table-cell office:value-type="float" office:value="1" calcext:value-type="float">
            <text:p>1</text:p>
          </table:table-cell>
          <table:table-cell office:value-type="float" office:value="-80.03" calcext:value-type="float">
            <text:p>-80.03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onac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5.93" calcext:value-type="float">
            <text:p>-25.93</text:p>
          </table:table-cell>
          <table:table-cell/>
          <table:table-cell office:value-type="string" calcext:value-type="string">
            <text:p>Monac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55.36" calcext:value-type="float">
            <text:p>-55.36</text:p>
          </table:table-cell>
          <table:table-cell/>
          <table:table-cell office:value-type="string" calcext:value-type="string">
            <text:p>Monac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7.71" calcext:value-type="float">
            <text:p>-87.71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ontpellier </text:p>
          </table:table-cell>
          <table:table-cell office:value-type="float" office:value="277639" calcext:value-type="float">
            <text:p>277639</text:p>
          </table:table-cell>
          <table:table-cell office:value-type="float" office:value="7" calcext:value-type="float">
            <text:p>7</text:p>
          </table:table-cell>
          <table:table-cell office:value-type="float" office:value="23.65" calcext:value-type="float">
            <text:p>23.65</text:p>
          </table:table-cell>
          <table:table-cell/>
          <table:table-cell office:value-type="string" calcext:value-type="string">
            <text:p>Montpellier </text:p>
          </table:table-cell>
          <table:table-cell office:value-type="float" office:value="277639" calcext:value-type="float">
            <text:p>277639</text:p>
          </table:table-cell>
          <table:table-cell office:value-type="float" office:value="7" calcext:value-type="float">
            <text:p>7</text:p>
          </table:table-cell>
          <table:table-cell office:value-type="float" office:value="72.32" calcext:value-type="float">
            <text:p>72.32</text:p>
          </table:table-cell>
          <table:table-cell/>
          <table:table-cell office:value-type="string" calcext:value-type="string">
            <text:p>Montpellier </text:p>
          </table:table-cell>
          <table:table-cell office:value-type="float" office:value="277639" calcext:value-type="float">
            <text:p>277639</text:p>
          </table:table-cell>
          <table:table-cell office:value-type="float" office:value="7" calcext:value-type="float">
            <text:p>7</text:p>
          </table:table-cell>
          <table:table-cell office:value-type="float" office:value="124.13" calcext:value-type="float">
            <text:p>124.13</text:p>
          </table:table-cell>
          <table:table-cell/>
        </table:table-row>
        <table:table-row table:style-name="ro1">
          <table:table-cell office:value-type="string" calcext:value-type="string">
            <text:p>Nic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.71" calcext:value-type="float">
            <text:p>30.71</text:p>
          </table:table-cell>
          <table:table-cell/>
          <table:table-cell office:value-type="string" calcext:value-type="string">
            <text:p>Nic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4.68" calcext:value-type="float">
            <text:p>54.68</text:p>
          </table:table-cell>
          <table:table-cell/>
          <table:table-cell office:value-type="string" calcext:value-type="string">
            <text:p>Nic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0.53" calcext:value-type="float">
            <text:p>130.53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77270" calcext:value-type="float">
            <text:p>277270</text:p>
          </table:table-cell>
          <table:table-cell office:value-type="float" office:value="11" calcext:value-type="float">
            <text:p>11</text:p>
          </table:table-cell>
          <table:table-cell office:value-type="float" office:value="12.52" calcext:value-type="float">
            <text:p>12.52</text:p>
          </table:table-cell>
          <table:table-cell/>
          <table:table-cell office:value-type="string" calcext:value-type="string">
            <text:p>Strasbourg</text:p>
          </table:table-cell>
          <table:table-cell office:value-type="float" office:value="277270" calcext:value-type="float">
            <text:p>277270</text:p>
          </table:table-cell>
          <table:table-cell office:value-type="float" office:value="11" calcext:value-type="float">
            <text:p>11</text:p>
          </table:table-cell>
          <table:table-cell office:value-type="float" office:value="29.56" calcext:value-type="float">
            <text:p>29.56</text:p>
          </table:table-cell>
          <table:table-cell/>
          <table:table-cell office:value-type="string" calcext:value-type="string">
            <text:p>Strasbourg</text:p>
          </table:table-cell>
          <table:table-cell office:value-type="float" office:value="277270" calcext:value-type="float">
            <text:p>277270</text:p>
          </table:table-cell>
          <table:table-cell office:value-type="float" office:value="11" calcext:value-type="float">
            <text:p>11</text:p>
          </table:table-cell>
          <table:table-cell office:value-type="float" office:value="64.64" calcext:value-type="float">
            <text:p>64.64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Bordeaux </text:p>
          </table:table-cell>
          <table:table-cell office:value-type="float" office:value="249712" calcext:value-type="float">
            <text:p>249712</text:p>
          </table:table-cell>
          <table:table-cell office:value-type="float" office:value="15" calcext:value-type="float">
            <text:p>15</text:p>
          </table:table-cell>
          <table:table-cell office:value-type="float" office:value="2.28" calcext:value-type="float">
            <text:p>2.28</text:p>
          </table:table-cell>
          <table:table-cell/>
          <table:table-cell office:value-type="string" calcext:value-type="string">
            <text:p>Bordeaux </text:p>
          </table:table-cell>
          <table:table-cell office:value-type="float" office:value="249712" calcext:value-type="float">
            <text:p>249712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Bordeaux </text:p>
          </table:table-cell>
          <table:table-cell office:value-type="float" office:value="249712" calcext:value-type="float">
            <text:p>2497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6,32</text:p>
          </table:table-cell>
          <table:table-cell/>
        </table:table-row>
        <table:table-row table:style-name="ro1">
          <table:table-cell table:number-columns-repeated="3"/>
          <table:table-cell table:formula="of:=SUM([.D6:.D20])" office:value-type="float" office:value="26.89" calcext:value-type="float">
            <text:p>26.89</text:p>
          </table:table-cell>
          <table:table-cell table:formula="of:=[.D21]/6" office:value-type="float" office:value="4.48166666666667" calcext:value-type="float">
            <text:p>4.48166666666667</text:p>
          </table:table-cell>
          <table:table-cell table:number-columns-repeated="3"/>
          <table:table-cell table:formula="of:=SUM([.I6:.I20])" office:value-type="float" office:value="42.14" calcext:value-type="float">
            <text:p>42.14</text:p>
          </table:table-cell>
          <table:table-cell table:formula="of:=[.I21]/6" office:value-type="float" office:value="7.02333333333333" calcext:value-type="float">
            <text:p>7.02333333333333</text:p>
          </table:table-cell>
          <table:table-cell table:number-columns-repeated="3"/>
          <table:table-cell table:formula="of:=SUM([.N6:.N20])" office:value-type="float" office:value="151.56" calcext:value-type="float">
            <text:p>151.56</text:p>
          </table:table-cell>
          <table:table-cell table:formula="of:=[.N21]/6" office:value-type="float" office:value="25.26" calcext:value-type="float">
            <text:p>25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20:23:56.9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9T11:52:48.122000000</meta:creation-date>
    <dc:date>2021-08-12T20:24:14.994000000</dc:date>
    <meta:editing-duration>PT2H59M42S</meta:editing-duration>
    <meta:editing-cycles>10</meta:editing-cycles>
    <meta:generator>LibreOffice/7.0.3.1$Windows_X86_64 LibreOffice_project/d7547858d014d4cf69878db179d326fc3483e082</meta:generator>
    <meta:document-statistic meta:table-count="1" meta:cell-count="87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05cm" svg:y="4.205cm" style:legend-expansion="high" chart:style-name="ch2"/>
        <chart:plot-area chart:style-name="ch3" table:cell-range-address="Feuille1.C6:Feuille1.D20" chart:data-source-has-labels="column" svg:x="0.32cm" svg:y="0.18cm" svg:width="12.965cm" svg:height="8.64cm">
          <chart:coordinate-region svg:x="1.083cm" svg:y="0.375cm" svg:width="12.007cm" svg:height="8.25cm"/>
          <chart:axis chart:dimension="x" chart:name="primary-x" chart:style-name="ch4" chartooo:axis-type="auto">
            <chartooo:date-scale/>
            <chart:categories table:cell-range-address="Feuille1.C6:Feuille1.C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D6:Feuille1.D20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C6:Feuille1.C20</svg:desc>
                </draw:g>
              </table:table-cell>
              <table:table-cell office:value-type="float" office:value="-16.34">
                <text:p>-16.34</text:p>
                <draw:g>
                  <svg:desc>Feuille1.D6:Feuille1.D2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25.93">
                <text:p>-25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.65">
                <text:p>23.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28">
                <text:p>2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